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Dnamebb02.fn</text:p>
      <text:p text:style-name="Standard">-- This is an example of a stored function. <text:s text:c="2"/>An example invocation <text:line-break/>-- might be SELECT ename,getDnamebb02(ename) FROM empbb02;<text:line-break/>-- A function can also be included and invoked from within a PL/SQL<text:line-break/>-- block. <text:s text:c="3"/>Or it can be stored and called from a PL/SQL block.<text:line-break/>-- An included function has slightly different syntax.<text:line-break/>-- The function is compiled and stored when we <text:line-break/>-- type &gt;SQL start getDnamebb02.fn OR when we type the code below<text:line-break/>-- directly into sqlplus<text:line-break/>-- Syntax note: CREATE OR REPLACE replaces DECLARE, so you can have<text:line-break/>-- identifier declarations before the word BEGIN; see getDnamebb02c.fn<text:line-break/>-- zero parameter function seem to be frowned on; <text:s/>see also f.fn<text:line-break/>-- for a minimalist example</text:p>
      <text:p text:style-name="Standard"><text:line-break/>CREATE OR REPLACE FUNCTION getDnamebb02(name IN empbb02.ename%TYPE)<text:line-break/> <text:s text:c="3"/>RETURN deptbb02.dname%TYPE AS gdname deptbb02.dname%TYPE;<text:line-break/>BEGIN<text:line-break/> <text:s/>SELECT dname<text:line-break/> <text:s/>INTO gdname<text:line-break/> <text:s/>FROM empbb02,deptbb02<text:line-break/> <text:s/>WHERE empbb02.deptno = deptbb02.deptno AND name = ename;<text:line-break/> <text:s/>RETURN(gdname);<text:line-break/>END;<text:line-break/>/<text:line-break/></text:p>
      <text:p text:style-name="P1">getDnamebb02Test.sql:</text:p>
      <text:p text:style-name="Standard">-- this code invokes a stored function<text:line-break/>column "department name" format A15;<text:line-break/>spool getDnamebb02Test.dat<text:line-break/>set echo on<text:line-break/>set pages 100<text:line-break/>SELECT ename,getDnamebb02(ename) AS "department name"<text:line-break/>FROM empbb02;<text:line-break/>set echo off<text:line-break/>quit</text:p>
      <text:p text:style-name="Standard"/>
      <text:p text:style-name="Standard"><text:span text:style-name="T1">Accept.sql:</text:span><text:line-break/>ACCEPT num PROMPT 'Please enter the age of an uncle: '<text:line-break/>ACCEPT str PROMPT 'Please enter the name of an uncle: '<text:line-break/>ACCEPT iq PROMPT 'Please enter the IQ of your uncle: '<text:line-break/>INSERT INTO tp VALUES(&amp;num,'&amp;str',&amp;iq);</text:p>
      <text:p text:style-name="Standard"/>
      <text:p text:style-name="P1">join.sql</text:p>
      <text:p text:style-name="Standard">set pages 50<text:line-break/>set pause on<text:line-break/>set echo on<text:line-break/>spool join.dat<text:line-break/>-- the following is a classical self-join<text:line-break/>SELECT INITCAP(e.ename) || ' works for '|| INITCAP(f.ename) AS "Boss"<text:line-break/> <text:s text:c="2"/>FROM empbb02 e, empbb02 f <text:line-break/> <text:s text:c="2"/>WHERE e.boss = f.empno;<text:line-break/>-- the following modifies the self-join above to create an Oracle 8 <text:line-break/><text:soft-page-break/>-- <text:s text:c="2"/>outer join<text:line-break/>SELECT INITCAP(e.ename) || ' works for '||INITCAP(f.ename) AS "Boss"<text:line-break/> <text:s/>FROM empbb02 e, empbb02 f<text:line-break/> <text:s/>WHERE e.boss = f.empno(+);<text:line-break/>--The idea of an outer join of A and B is to include rows that do not<text:line-break/>-- satisfy the join condition. <text:s/>A left(right) join includes non-<text:line-break/>-- matching rows of A (B). <text:s/>A full outer join does both.<text:line-break/>-- We illustrate the oracle 8i ideas with the following hokey examples<text:line-break/>SELECT * FROM aaaa;<text:line-break/>SELECT * FROM bbbb;<text:line-break/>SELECT aaaa.a,aaaa.b,bbbb.c FROM aaaa,bbbb WHERE aaaa.b=bbbb.b;<text:line-break/>-- right outer join follows<text:line-break/>SELECT aaaa.a,aaaa.b,bbbb.c FROM aaaa,bbbb WHERE aaaa.b(+)=bbbb.b;<text:line-break/>-- left outer join follows<text:line-break/>SELECT aaaa.a,aaaa.b,bbbb.c FROM aaaa,bbbb WHERE aaaa.b=bbbb.b(+);<text:line-break/>-- using 'both' plus signs does not seem to work. <text:s text:c="2"/>This highly<text:line-break/>-- bizarre syntax is replaced in Oracle 9i by code roughly like this:<text:line-break/>SELECT aaaa.a,aaaa.b,bbbb.c FROM aaaa RIGHT OUTER JOIN bbbb<text:line-break/> <text:s text:c="7"/>ON aaaa.b=bbbb.b;<text:line-break/>-- <text:s text:c="2"/>The word RIGHT can be replaced by either LEFT or FULL. <text:s/>ANS SQL<text:line-break/>-- uses similar syntax. <text:s text:c="2"/>Here it is.<text:line-break/>SELECT aaaa.a,aaaa.b,bbbb.c FROM aaaa LEFT OUTER JOIN bbbb<text:line-break/> <text:s text:c="3"/>ON aaaa.b=bbbb.b;<text:line-break/>SELECT aaaa.a,aaaa.b,bbbb.c FROM aaaa FULL OUTER JOIN bbbb<text:line-break/> <text:s text:c="3"/>ON aaaa.b=bbbb.b;<text:line-break/>set echo off<text:line-break/>spool off<text:line-break/>/ <text:s text:c="2"/></text:p>
      <text:p text:style-name="Standard"/>
      <text:p text:style-name="P1">nonequi.sql:</text:p>
      <text:p text:style-name="Standard">set pages 50<text:line-break/>set pause on<text:line-break/>set echo on<text:line-break/>spool nonequi.dat<text:line-break/>SELECT * FROM empbb02;<text:line-break/>SELECT e.ename,e.sal,s.grade<text:line-break/> FROM empbb02 e, salsbb02 s<text:line-break/> WHERE e.deptno &lt; 30 AND s.role = 'hitter' AND e.sal<text:line-break/> <text:s text:c="4"/>BETWEEN s.losal AND s.hisal;<text:line-break/>set echo off<text:line-break/>spool off<text:line-break/>quit;</text:p>
      <text:p text:style-name="Standard"/>
      <text:p text:style-name="Standard"/>
      <text:p text:style-name="Standard"><text:span text:style-name="T1">p1 sql examples:</text:span><text:line-break/>spool plsql.dat<text:line-break/>set echo on<text:line-break/>--% can use VARIABLE or VAR<text:line-break/>--% this is a variation of plsql3.sql with more programming care<text:line-break/>VARIABLE mo_sal VARCHAR2(10);<text:line-break/>DECLARE <text:line-break/> <text:s/>v_sal NUMBER(9,2):= &amp;ann_sal;<text:line-break/><text:soft-page-break/>BEGIN<text:line-break/> <text:s/>:mo_sal:=TO_CHAR(v_sal/12,'99999.99');<text:line-break/>END;<text:line-break/>/<text:line-break/>PRINT mo_sal<text:line-break/><text:line-break/><text:line-break/>-- <text:span text:style-name="T1">plsql2.sql</text:span><text:line-break/>set serveroutput on<text:line-break/><text:line-break/>DECLARE <text:line-break/> <text:s/>g_monthly_sal NUMBER;<text:line-break/> <text:s/>v_sal NUMBER(9,2) NOT NULL:= &amp;p_annual_sal;<text:line-break/> <text:s/>c_val CONSTANT NUMBER:= -10;<text:line-break/>BEGIN<text:line-break/> <text:s/>g_monthly_sal := v_sal/12;<text:line-break/> <text:s/>DBMS_OUTPUT.PUT_LINE('The monthly salary is $'||<text:line-break/> <text:s text:c="7"/>TO_CHAR(g_monthly_sal)|| ' and your value to us is '<text:line-break/> <text:s text:c="7"/>||c_val||'.');<text:line-break/>END;<text:line-break/><text:line-break/><text:line-break/>spool <text:span text:style-name="T1">plsql3.dat</text:span><text:line-break/>set echo on<text:line-break/>% also see plsql.sql, which does a better job; <text:s/>try 4 for annual salary<text:line-break/>% with each to see the problem <text:line-break/>VARIABLE mo_sal VARCHAR2(10);<text:line-break/>DECLARE <text:line-break/> <text:s/>v_sal NUMBER(9,2):= &amp;ann_sal;<text:line-break/>BEGIN<text:line-break/> <text:s/>:mo_sal:=TO_CHAR(v_sal/12);<text:line-break/>END;<text:line-break/>/<text:line-break/>PRINT mo_sal<text:line-break/><text:line-break/>--<text:span text:style-name="T1">plsql4.sql</text:span><text:line-break/>set pause on<text:line-break/>set echo on<text:line-break/>set pages 100<text:line-break/>set serveroutput on<text:line-break/>DECLARE<text:line-break/> <text:s/>empname empbb02.ename%TYPE;<text:line-break/> <text:s/>empmgr <text:s/>empbb02.boss%TYPE;<text:line-break/> <text:s/>empsal <text:s/>empbb02.sal%TYPE;<text:line-break/>BEGIN<text:line-break/> <text:s/>SELECT emp.ename,emp.boss,emp.sal<text:line-break/> <text:s/>INTO empname,empmgr,empsal<text:line-break/> <text:s/>FROM empbb02 emp<text:line-break/> <text:s/>WHERE emp.empno = 735 ;<text:line-break/> <text:s/>DBMS_OUTPUT.PUT_LINE('employee 735 is '||empname||', works for '||empmgr||<text:line-break/> <text:s text:c="3"/>' and makes '||empsal);<text:line-break/>END;<text:line-break/><text:soft-page-break/><text:line-break/>spool <text:span text:style-name="T1">plsql5.dat</text:span><text:line-break/>set echo on<text:line-break/>set pause on<text:line-break/>set pages 100<text:line-break/>set serveroutput on<text:line-break/>DECLARE<text:line-break/> <text:s/>b1 BOOLEAN := FALSE;<text:line-break/> <text:s/>b2 BOOLEAN;<text:line-break/> <text:s/>b3 BOOLEAN := TRUE;<text:line-break/>BEGIN<text:line-break/> <text:s/>--b2 := b3 AND b2;<text:line-break/> <text:s/>IF (b2 = TRUE) THEN<text:line-break/> <text:s text:c="3"/>DBMS_OUTPUT.PUT_LINE('b2 is TRUE');<text:line-break/> <text:s/>ELSIF (b2 = FALSE) THEN<text:line-break/> <text:s text:c="3"/>DBMS_OUTPUT.PUT_LINE('b2 is FALSE');<text:line-break/> <text:s/>ELSE<text:line-break/> <text:s text:c="3"/>DBMS_OUTPUT.PUT_LINE('b2 is NULL');<text:line-break/> <text:s/>END IF;<text:line-break/> <text:s/>b3 := b3 AND 3 &lt; 2;<text:line-break/> <text:s/>IF (b3 = TRUE) THEN<text:line-break/> <text:s text:c="3"/>DBMS_OUTPUT.PUT_LINE('b3 is TRUE');<text:line-break/> <text:s/>ELSE<text:line-break/> <text:s text:c="3"/>DBMS_OUTPUT.PUT_LINE('b3 is FALSE');<text:line-break/> <text:s/>END IF;<text:line-break/>END;<text:line-break/><text:line-break/>--<text:span text:style-name="T1">plsql6.sql</text:span><text:line-break/>--this illustrates the use of %ROWTYPE for working with a <text:line-break/>--single row; since INTO is required, this is a minimal way <text:line-break/>--to achieve the goal; compare this with plsql4.sql<text:line-break/>-- implicit record example<text:line-break/>spool plsql6.dat<text:line-break/>set pause on<text:line-break/>set echo on<text:line-break/>set pages 100<text:line-break/>set serveroutput on<text:line-break/>DECLARE<text:line-break/> <text:s/>my_emp empbb02%ROWTYPE;<text:line-break/>BEGIN<text:line-break/> <text:s/>SELECT *<text:line-break/> <text:s/>INTO my_emp<text:line-break/> <text:s/>FROM empbb02<text:line-break/> <text:s/>WHERE empbb02.empno = '735';<text:line-break/> <text:s/>DBMS_OUTPUT.PUT_LINE('employee 735 is '||my_emp.ename||', works for '<text:line-break/> <text:s text:c="3"/>||my_emp.boss||' and makes '||my_emp.sal);<text:line-break/>END;<text:line-break/>.<text:line-break/>/<text:line-break/>set echo off<text:line-break/>spool off <text:s text:c="3"/><text:line-break/><text:line-break/><text:soft-page-break/>-- <text:span text:style-name="T1">plsql7.sql</text:span><text:line-break/>-- shows that group functions are ok INSIDE a <text:s/>SELECT<text:line-break/>VARIABLE b_sal NUMBER <text:s text:c="8"/><text:line-break/>BEGIN<text:line-break/> <text:s/>SELECT SUM(empbb02.sal)<text:line-break/> <text:s/>INTO :b_sal<text:line-break/> <text:s/>FROM empbb02;<text:line-break/>END;<text:line-break/>.<text:line-break/>/<text:line-break/>PRINT b_sal<text:line-break/><text:line-break/>--<text:span text:style-name="T1">plsql8.sql</text:span><text:line-break/>SET SERVEROUTPUT ON<text:line-break/>set pages 100<text:line-break/>DECLARE<text:line-break/> l_x NUMBER := 2;<text:line-break/> out VARCHAR2(6);<text:line-break/>BEGIN<text:line-break/>CASE WHEN l_x = 1 THEN out := 'one';<text:line-break/> <text:s text:c="4"/>WHEN l_x = 2 THEN out :='two';<text:line-break/> <text:s text:c="4"/>WHEN l_x = 3 THEN out := 'three';<text:line-break/> <text:s text:c="4"/>ELSE out := 'big';<text:line-break/>END CASE;<text:line-break/>DBMS_OUTPUT.PUT_LINE (out);<text:line-break/>end;<text:line-break/>.<text:line-break/>/<text:line-break/><text:line-break/>--<text:span text:style-name="T1">record.sql</text:span><text:line-break/>-- plsql6.sql contains a "table-based" record. <text:s/>This is 'implicit' and<text:line-break/>-- the RECORD keyword is not used, but %ROWTYPE is used.<text:line-break/>-- this is an example of a "programmer-defined" record, and the keywords<text:line-break/>-- TYPE and RECORD both come into play; the code also shows that a table<text:line-break/>-- of explicit records can be created<text:line-break/>SET SERVEROUTPUT ON<text:line-break/>DECLARE<text:line-break/> <text:s/>TYPE rectype IS RECORD<text:line-break/> <text:s text:c="4"/>(recname empbb02.ename%TYPE,<text:line-break/> <text:s text:c="5"/>recsal <text:s/>empbb02.sal%TYPE);<text:line-break/> <text:s/>second_guesser rectype;<text:line-break/> <text:s/>TYPE tab_of_guessers IS TABLE OF rectype INDEX BY BINARY_INTEGER;<text:line-break/> <text:s/>noisy_fans tab_of_guessers;<text:line-break/>BEGIN<text:line-break/> <text:s/>second_guesser.recname := 'Joe';<text:line-break/> <text:s/>second_guesser.recsal := 2;<text:line-break/> <text:s/>noisy_fans(1) := second_guesser;<text:line-break/> <text:s/>noisy_fans(2).recname := 'Moe';<text:line-break/> <text:s/>noisy_fans(2).recsal := 5;<text:line-break/> <text:s/>noisy_fans(-1).recname := 'Sue';<text:line-break/> <text:s/>DBMS_OUTPUT.PUT_LINE ('Hindsight '||noisy_fans(2).recname||<text:line-break/> <text:s text:c="8"/>' is the official second guesser for the team.');<text:line-break/><text:soft-page-break/>END;<text:line-break/>.<text:line-break/>/</text:p>
      <text:p text:style-name="Standard"/>
      <text:p text:style-name="P1">selfjoin.sql :</text:p>
      <text:p text:style-name="Standard">SET PAGES 50<text:line-break/>SET PAUSE ON<text:line-break/>SELECT e.ename || ' works for '||e2.ename AS "Who's the Boss"<text:line-break/> FROM empbb02 e, empbb02 e2<text:line-break/> WHERE e.boss = e2.empno; <text:line-break/>-- notice that RICKEY is not listed as having a boss due to null-value</text:p>
      <text:p text:style-name="Standard"/>
      <text:p text:style-name="P1">sequence.sql:</text:p>
      <text:p text:style-name="Standard">SET PAGES 200<text:line-break/>SET PAUSE ON<text:line-break/>SET ECHO ON<text:line-break/>DROP SEQUENCE deptbb02_deptno;<text:line-break/>CREATE SEQUENCE deptbb02_deptno<text:line-break/> <text:s text:c="3"/>INCREMENT BY 10<text:line-break/> <text:s text:c="3"/>MINVALUE 10<text:line-break/> <text:s text:c="3"/>START WITH 60<text:line-break/> <text:s text:c="3"/>--MAXVALUE 200<text:line-break/> <text:s text:c="3"/>--NOCACHE<text:line-break/> <text:s text:c="3"/>NOCYCLE;<text:line-break/>SELECT * from user_sequences;<text:line-break/>INSERT INTO deptbb02 VALUES (deptbb02_deptno.NEXTVAL,'snacks',null,null,<text:line-break/>'keep on truckin');<text:line-break/>select * from deptbb02;<text:line-break/>delete from deptbb02 where deptno &gt; 50;<text:line-break/>SELECT deptbb02_deptno.CURRVAL from dual;<text:line-break/>-- CREATE INDEX empbb02_ename_ndx ON empbb02(ename);</text:p>
      <text:p text:style-name="Standard"/>
      <text:p text:style-name="P1">test2:</text:p>
      <text:p text:style-name="Standard">-- simple test of the 'execute' command, which basically creates a <text:line-break/>-- minimal anonymous block containing the following invocation<text:line-break/>VARIABLE deptname VARCHAR2(8)<text:line-break/>execute :deptname := getDnamebb02('lasorda');<text:line-break/>PRINT dept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nguyen</meta:initial-creator>
    <meta:creation-date>2017-07-24T14:10:44.39</meta:creation-date>
    <meta:printed-by>tom nguyen</meta:printed-by>
    <meta:print-date>2017-07-24T14:19:02.67</meta:print-date>
    <meta:document-statistic meta:table-count="0" meta:image-count="0" meta:object-count="0" meta:page-count="6" meta:paragraph-count="17" meta:word-count="1152" meta:character-count="7833"/>
    <dc:date>2017-07-24T14:21:45.32</dc:date>
    <dc:creator>tom nguyen</dc:creator>
    <meta:editing-duration>PT11M3S</meta:editing-duration>
    <meta:editing-cycles>1</meta:editing-cycles>
    <meta:generator>OpenOffice/4.1.1$Win32 OpenOffice.org_project/411m6$Build-9775</meta:generator>
  </office:meta>
</office:document-meta>
</file>